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itle">
      <style:text-properties officeooo:rsid="000b7895" officeooo:paragraph-rsid="000b7895"/>
    </style:style>
    <style:style style:name="P3" style:family="paragraph" style:parent-style-name="Text_20_body">
      <style:text-properties officeooo:rsid="00efb4de" officeooo:paragraph-rsid="00efb4de"/>
    </style:style>
    <style:style style:name="P4" style:family="paragraph" style:parent-style-name="Text_20_body">
      <style:text-properties officeooo:rsid="00f0c37d" officeooo:paragraph-rsid="00f0c37d"/>
    </style:style>
    <style:style style:name="P5" style:family="paragraph" style:parent-style-name="Text_20_body">
      <style:text-properties officeooo:rsid="00f0c37d" officeooo:paragraph-rsid="00f2b605"/>
    </style:style>
    <style:style style:name="P6" style:family="paragraph" style:parent-style-name="Text_20_body">
      <style:text-properties officeooo:rsid="0043c693" officeooo:paragraph-rsid="0043c693"/>
    </style:style>
    <style:style style:name="P7" style:family="paragraph" style:parent-style-name="Text_20_body">
      <style:text-properties officeooo:rsid="00f2b605" officeooo:paragraph-rsid="00f2b605"/>
    </style:style>
    <style:style style:name="P8" style:family="paragraph" style:parent-style-name="Text_20_body">
      <style:text-properties officeooo:rsid="00f34504" officeooo:paragraph-rsid="00f34504"/>
    </style:style>
    <style:style style:name="P9" style:family="paragraph" style:parent-style-name="Text_20_body">
      <style:text-properties officeooo:rsid="00f39b9d" officeooo:paragraph-rsid="00f39b9d"/>
    </style:style>
    <style:style style:name="P10" style:family="paragraph" style:parent-style-name="Heading_20_1" style:list-style-name="">
      <style:text-properties officeooo:rsid="0043c693" officeooo:paragraph-rsid="0043c693"/>
    </style:style>
    <style:style style:name="P11" style:family="paragraph" style:parent-style-name="Heading_20_1">
      <style:paragraph-properties fo:break-before="page"/>
      <style:text-properties officeooo:rsid="0043c693" officeooo:paragraph-rsid="0043c693"/>
    </style:style>
    <style:style style:name="P12" style:family="paragraph" style:parent-style-name="Heading_20_2">
      <style:text-properties officeooo:rsid="00f0c37d" officeooo:paragraph-rsid="00f0c37d"/>
    </style:style>
    <style:style style:name="P13" style:family="paragraph" style:parent-style-name="Heading_20_3">
      <style:text-properties officeooo:rsid="00f0c37d" officeooo:paragraph-rsid="00f0c37d"/>
    </style:style>
    <style:style style:name="P14" style:family="paragraph" style:parent-style-name="Heading_20_3">
      <style:text-properties officeooo:rsid="00f39b9d" officeooo:paragraph-rsid="00f39b9d"/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officeooo:rsid="00f0c37d" officeooo:paragraph-rsid="00f0c37d"/>
    </style:style>
    <style:style style:name="P19" style:family="paragraph" style:parent-style-name="Table_20_Contents">
      <style:text-properties officeooo:rsid="00f39b9d" officeooo:paragraph-rsid="00f39b9d"/>
    </style:style>
    <style:style style:name="T1" style:family="text">
      <style:text-properties officeooo:rsid="00efb4de"/>
    </style:style>
    <style:style style:name="T2" style:family="text">
      <style:text-properties officeooo:rsid="00f0c37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 in Progress</text:span></text:p>
      <text:p text:style-name="P3">Nothing to see here yet……..</text:p>
      <text:p text:style-name="P3">Move along……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1149_221192023" text:style-name="Index_20_Link" text:visited-style-name="Index_20_Link">About Plex2CSV<text:tab/>2</text:a></text:p>
          <text:p text:style-name="P15"><text:a xlink:type="simple" xlink:href="#__RefHeading___Toc2961_744733155" text:style-name="Index_20_Link" text:visited-style-name="Index_20_Link">Note<text:tab/>2</text:a></text:p>
          <text:p text:style-name="P15"><text:a xlink:type="simple" xlink:href="#__RefHeading___Toc2966_744733155" text:style-name="Index_20_Link" text:visited-style-name="Index_20_Link">Interface<text:tab/>2</text:a></text:p>
          <text:p text:style-name="P15"><text:a xlink:type="simple" xlink:href="#__RefHeading___Toc2871_114428507" text:style-name="Index_20_Link" text:visited-style-name="Index_20_Link">Functions<text:tab/>2</text:a></text:p>
          <text:p text:style-name="P17"><text:a xlink:type="simple" xlink:href="#__RefHeading___Toc2959_744733155" text:style-name="Index_20_Link" text:visited-style-name="Index_20_Link">getFieldListbyIdx<text:tab/>2</text:a></text:p>
          <text:p text:style-name="P17"><text:a xlink:type="simple" xlink:href="#__RefHeading___Toc2969_744733155" text:style-name="Index_20_Link" text:visited-style-name="Index_20_Link">getFields<text:tab/>3</text:a></text:p>
        </text:index-body>
      </text:table-of-content>
      <text:p text:style-name="P1"/>
      <text:h text:style-name="P10" text:outline-level="1"/>
      <text:h text:style-name="P11" text:outline-level="1"><text:bookmark-start text:name="__RefHeading__1149_221192023"/>About <text:span text:style-name="T2">Plex2CSV</text:span><text:bookmark-end text:name="__RefHeading__1149_221192023"/></text:h>
      <text:p text:style-name="P6"><text:span text:style-name="T2">Plex2CSV is a module for WebTools,</text:span> a Plex Media Server Channel, that hosts it's own website, thus allowing a more rich and responsive interface towards the end users than regular channels, as well as been mobile friendly.</text:p>
      <text:h text:style-name="P12" text:outline-level="2"><text:bookmark-start text:name="__RefHeading___Toc2961_744733155"/>Note<text:bookmark-end text:name="__RefHeading___Toc2961_744733155"/></text:h>
      <text:p text:style-name="P4">Currently, development is focused on libraries of the type movies only!</text:p>
      <text:h text:style-name="P12" text:outline-level="2"><text:bookmark-start text:name="__RefHeading___Toc2966_744733155"/>Interface<text:bookmark-end text:name="__RefHeading___Toc2966_744733155"/></text:h>
      <text:p text:style-name="P4">The GUI should do the following:</text:p>
      <text:p text:style-name="P4">Present the user with a list of sections of relevant types.</text:p>
      <text:p text:style-name="P4">[movie,show,audio,picture, playlists]</text:p>
      <text:p text:style-name="P4">After the user selects a section, a dialog should allow the user to select a predefined list of exports, or define his/hers own export list.</text:p>
      <text:p text:style-name="P4">If user defines a custom list, it should be allowed to be saved, for future use.</text:p>
      <text:p text:style-name="P4">User should also be able to edit/delete custom export levels.</text:p>
      <text:p text:style-name="P4">After user has selected a valid export level, or defined a custom one, an export button should be avail, to start the export.</text:p>
      <text:p text:style-name="P4">During export, a status should tell the user what's going on, like in the FindMedia module</text:p>
      <text:p text:style-name="P4">After the export has finished, a prompt to save the export list should be presented to the user.</text:p>
      <text:p text:style-name="P7">Custom levels should be saved like:</text:p>
      <text:p text:style-name="P7">Plex2CSV-Custom-&lt;TYPE OF LEVEL&gt; = {Name of level : [comma seperated is list], Name of level2 : [comma seperated list]}</text:p>
      <text:p text:style-name="P7">In above, &lt;TYPE OF LEVEL&gt; is either <text:span text:style-name="T2">[movie,show,audio,picture, playlists]</text:span></text:p>
      <text:h text:style-name="Heading_20_2" text:outline-level="2"><text:bookmark-start text:name="__RefHeading___Toc2871_114428507"/>Functions<text:bookmark-end text:name="__RefHeading___Toc2871_114428507"/></text:h>
      <text:h text:style-name="P13" text:outline-level="3"><text:bookmark-start text:name="__RefHeading___Toc2959_744733155"/>getFieldListbyIdx<text:bookmark-end text:name="__RefHeading___Toc2959_744733155"/></text:h>
      <text:p text:style-name="P4">Above function will return a list of valid fields to be exported by a specified type of Plex library.</text:p>
      <text:p text:style-name="P7">This function is intended to present the user with a list of fields avail for a custom level.</text:p>
      <text:p text:style-name="P8">User should then be able to use like Drag'n drop to define a new level, as well as the order of the fields</text:p>
      <text:p text:style-name="P7">When saving a custom level, save an array like [&lt;fieldID&gt;, &lt;another fieldID&gt;, &lt;Yet another fieldID&gt;]</text:p>
      <text:p text:style-name="P5"><text:soft-page-break/>It takes one mandatory parameter named “type” that can have a value of: [movie,show,audio,picture, playlists]</text:p>
      <text:p text:style-name="P4">To retrieve this list, issue a ge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/webtools2?module=plex2csv&amp;function=getFieldListbyIdx&amp;type=movie</text:p>
          </table:table-cell>
        </table:table-row>
      </table:table>
      <text:p text:style-name="P4"><text:s/></text:p>
      <text:p text:style-name="P4">Above will return 200 and a json lik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{</text:p>
            <text:p text:style-name="P18"><text:s text:c="4"/>"1": "Media ID",</text:p>
            <text:p text:style-name="P18"><text:s text:c="4"/>"2": "Title",</text:p>
            <text:p text:style-name="P18"><text:s text:c="4"/>"3": "Sort title",</text:p>
            <text:p text:style-name="P18"><text:s text:c="4"/>"4": "Studio",</text:p>
            <text:p text:style-name="P18"><text:s text:c="4"/>"5": "Content Rating",</text:p>
            <text:p text:style-name="P18"><text:s text:c="4"/>"6": "Year"</text:p>
            <text:p text:style-name="P18">}</text:p>
          </table:table-cell>
        </table:table-row>
      </table:table>
      <text:p text:style-name="P4"/>
      <text:h text:style-name="P14" text:outline-level="3"><text:bookmark-start text:name="__RefHeading___Toc2969_744733155"/>getFields<text:bookmark-end text:name="__RefHeading___Toc2969_744733155"/></text:h>
      <text:p text:style-name="P9">This function call returns the full list of fields avail, with details about how to fetch them, as well as how many call's against PMS is needed.</text:p>
      <text:p text:style-name="P9">Unsure yet if this is needed by the front-end, but for sure needed by back-end, so why not expose it :-)</text:p>
      <text:p text:style-name="P9">Takes a mandatory parameter named “type”, that can have a value of: <text:s/><text:span text:style-name="T2">[movie,show,audio,picture, playlists]</text:span></text:p>
      <text:p text:style-name="P9">To call, issue a get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/webtools2?module=plex2csv&amp;function=getFields&amp;type=movie</text:p>
          </table:table-cell>
        </table:table-row>
      </table:table>
      <text:p text:style-name="P9"/>
      <text:p text:style-name="P9">Will return 200 and a json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{</text:p>
            <text:p text:style-name="P19"><text:s text:c="4"/>"Genres": {</text:p>
            <text:p text:style-name="P19"><text:s text:c="8"/>"field": "Genre/@tag",</text:p>
            <text:p text:style-name="P19"><text:s text:c="8"/>"ReqLevel": 1,</text:p>
            <text:p text:style-name="P19"><text:s text:c="8"/>"id": 9</text:p>
            <text:p text:style-name="P19"><text:s text:c="4"/>},</text:p>
            <text:p text:style-name="P19"><text:s text:c="4"/>"Title": {</text:p>
            <text:p text:style-name="P19"><text:s text:c="8"/>"field": "@title",</text:p>
            <text:p text:style-name="P19"><text:s text:c="8"/>"ReqLevel": 1,</text:p>
            <text:p text:style-name="P19"><text:s text:c="8"/>"id": 2</text:p>
            <text:p text:style-name="P19"><text:s text:c="4"/>},</text:p>
            <text:p text:style-name="P19"><text:s text:c="4"/>"Audio Stream Index": {</text:p>
            <text:p text:style-name="P19"><text:s text:c="8"/>"field": "Media/Part/Stream[@streamType=2]/@index",</text:p>
            <text:p text:style-name="P19"><text:soft-page-break/><text:s text:c="8"/>"ReqLevel": 2,</text:p>
            <text:p text:style-name="P19"><text:s text:c="8"/>"id": 78</text:p>
            <text:p text:style-name="P19"><text:s text:c="4"/>}</text:p>
            <text:p text:style-name="P19">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6-04-21T01:11:48.946232930</dc:date>
    <dc:creator>Tommy Mikkelsen</dc:creator>
    <meta:editing-duration>P16DT19H11M13S</meta:editing-duration>
    <meta:editing-cycles>185</meta:editing-cycles>
    <meta:generator>LibreOffice/5.0.4.2$Linux_X86_64 LibreOffice_project/00m0$Build-2</meta:generator>
    <meta:document-statistic meta:table-count="4" meta:image-count="0" meta:object-count="0" meta:page-count="4" meta:paragraph-count="70" meta:word-count="473" meta:character-count="2990" meta:non-whitespace-character-count="2464"/>
  </office:meta>
</office:document-meta>
</file>